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700000093BF381FEE3568CDF4.png" manifest:media-type="image/png"/>
  <manifest:file-entry manifest:full-path="Pictures/10000001000002C70000010B44112864368E545F.png" manifest:media-type="image/png"/>
  <manifest:file-entry manifest:full-path="Pictures/10000001000002C700000292872D4C3076EF74DD.png" manifest:media-type="image/png"/>
  <manifest:file-entry manifest:full-path="Pictures/10000001000002F4000000745CC31340F7E087C6.png" manifest:media-type="image/png"/>
  <manifest:file-entry manifest:full-path="Pictures/10000001000004650000013A52536D276C27DD6F.png" manifest:media-type="image/png"/>
  <manifest:file-entry manifest:full-path="Pictures/1000000100000272000000BC8D38D741061BDF49.png" manifest:media-type="image/png"/>
  <manifest:file-entry manifest:full-path="Pictures/10000001000004BE00000095E79ED94F41ABA861.png" manifest:media-type="image/png"/>
  <manifest:file-entry manifest:full-path="Pictures/100000010000048E000002BBA00AB77993CA1B64.png" manifest:media-type="image/png"/>
  <manifest:file-entry manifest:full-path="Pictures/10000001000002B90000018DA0C89F15667F59CD.png" manifest:media-type="image/png"/>
  <manifest:file-entry manifest:full-path="Pictures/10000001000002720000007F04796ED9A20E5BC9.png" manifest:media-type="image/png"/>
  <manifest:file-entry manifest:full-path="Pictures/10000001000002BF00000120E4D31E810EC1EA71.png" manifest:media-type="image/png"/>
  <manifest:file-entry manifest:full-path="Pictures/100000010000028A0000014B4B97D6F2F344967B.png" manifest:media-type="image/png"/>
  <manifest:file-entry manifest:full-path="Pictures/10000001000001E00000010EDA9486E73988F7DE.png" manifest:media-type="image/png"/>
  <manifest:file-entry manifest:full-path="Pictures/10000001000002AF0000023751B6D858169DF894.png" manifest:media-type="image/png"/>
  <manifest:file-entry manifest:full-path="Pictures/100000010000048300000093F0ED6BEBCFD26E84.png" manifest:media-type="image/png"/>
  <manifest:file-entry manifest:full-path="Pictures/10000001000002C70000010BCC7DC0353A478EDC.png" manifest:media-type="image/png"/>
  <manifest:file-entry manifest:full-path="Pictures/1000000100000735000003E7C45514F84B8E5FA9.png" manifest:media-type="image/png"/>
  <manifest:file-entry manifest:full-path="Pictures/10000001000001D30000008CE04C80DD771B50D7.png" manifest:media-type="image/png"/>
  <manifest:file-entry manifest:full-path="Pictures/100000010000048E000000C67528FD57AC051682.png" manifest:media-type="image/png"/>
  <manifest:file-entry manifest:full-path="Pictures/10000001000002BC00000196B364E454D62F10FB.png" manifest:media-type="image/png"/>
  <manifest:file-entry manifest:full-path="Pictures/10000001000002B90000004D0354F3E8B908072A.png" manifest:media-type="image/png"/>
  <manifest:file-entry manifest:full-path="Pictures/10000001000002BF0000012081C187884F81103E.png" manifest:media-type="image/png"/>
  <manifest:file-entry manifest:full-path="Pictures/100000010000046400000123C84A89032E78AC21.png" manifest:media-type="image/png"/>
  <manifest:file-entry manifest:full-path="Pictures/100000010000028A0000004FE4EDB4F5DBDA9C8B.png" manifest:media-type="image/png"/>
  <manifest:file-entry manifest:full-path="Pictures/10000001000002F40000014FD20F955EAC882131.png" manifest:media-type="image/png"/>
  <manifest:file-entry manifest:full-path="Pictures/10000001000002C3000001264C37BC3AABFDB6C7.png" manifest:media-type="image/png"/>
  <manifest:file-entry manifest:full-path="Pictures/10000001000002DE0000024ECBCFABDED2541BEF.png" manifest:media-type="image/png"/>
  <manifest:file-entry manifest:full-path="Pictures/100000010000031A0000008680269F8DA494D7C6.png" manifest:media-type="image/png"/>
  <manifest:file-entry manifest:full-path="Pictures/10000001000004BE000001C85CCF709E9E0397CC.png" manifest:media-type="image/png"/>
  <manifest:file-entry manifest:full-path="Pictures/10000001000002F1000000A93D6C37FC41AA5C87.png" manifest:media-type="image/png"/>
  <manifest:file-entry manifest:full-path="Pictures/10000001000002C2000001A398DBDEAB80AD519E.png" manifest:media-type="image/png"/>
  <manifest:file-entry manifest:full-path="Pictures/1000000100000363000000B03BE628C9D7F3D1F8.png" manifest:media-type="image/png"/>
  <manifest:file-entry manifest:full-path="Pictures/100000010000028A00000208BCE29AC4A0A7DA25.png" manifest:media-type="image/png"/>
  <manifest:file-entry manifest:full-path="Pictures/100000010000028A0000014BF24D6DAF93765B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normal" officeooo:rsid="001b7b41" officeooo:paragraph-rsid="003244df"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fo:font-size="16pt" fo:font-weight="normal" officeooo:rsid="001b7b41" officeooo:paragraph-rsid="003244df" style:font-size-asian="16pt" style:font-weight-asian="normal" style:font-size-complex="16pt" style:font-weight-complex="normal"/>
    </style:style>
    <style:style style:name="P3" style:family="paragraph" style:parent-style-name="Standard">
      <style:paragraph-properties fo:text-align="center" style:justify-single-word="false"/>
      <style:text-properties fo:font-size="24pt" fo:font-weight="normal" officeooo:rsid="001b7b41" officeooo:paragraph-rsid="001b7b41" style:font-size-asian="21pt" style:font-weight-asian="normal" style:font-size-complex="24pt" style:font-weight-complex="normal"/>
    </style:style>
    <style:style style:name="P4" style:family="paragraph" style:parent-style-name="Standard">
      <style:paragraph-properties fo:text-align="start" style:justify-single-word="false"/>
      <style:text-properties fo:font-size="15pt" fo:font-weight="normal" officeooo:rsid="001b7b41" officeooo:paragraph-rsid="001b7b41"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fo:font-size="15pt" fo:font-weight="normal" officeooo:rsid="001c9a2e" officeooo:paragraph-rsid="001c9a2e" style:font-size-asian="13.1000003814697pt" style:font-weight-asian="normal" style:font-size-complex="15pt" style:font-weight-complex="normal"/>
    </style:style>
    <style:style style:name="P6" style:family="paragraph" style:parent-style-name="Standard">
      <style:paragraph-properties fo:text-align="start" style:justify-single-word="false"/>
      <style:text-properties fo:font-size="15pt" fo:font-weight="normal" officeooo:rsid="001e6e9b" officeooo:paragraph-rsid="001e6e9b"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fo:font-size="15pt" fo:font-weight="normal" officeooo:rsid="00210f0b" officeooo:paragraph-rsid="00210f0b" style:font-size-asian="13.1000003814697pt" style:font-weight-asian="normal" style:font-size-complex="15pt" style:font-weight-complex="normal"/>
    </style:style>
    <style:style style:name="P8" style:family="paragraph" style:parent-style-name="Standard">
      <style:paragraph-properties fo:text-align="start" style:justify-single-word="false"/>
      <style:text-properties fo:font-size="15pt" fo:font-weight="normal" officeooo:rsid="0027a4fa" officeooo:paragraph-rsid="0027a4fa"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285369" officeooo:paragraph-rsid="00285369"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28cab4" officeooo:paragraph-rsid="0028cab4"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296f3a" officeooo:paragraph-rsid="00296f3a"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299504" officeooo:paragraph-rsid="00299504"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2a08c3" officeooo:paragraph-rsid="002a08c3"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2a195e" officeooo:paragraph-rsid="002a195e" style:font-size-asian="13.1000003814697pt" style:font-weight-asian="normal" style:font-size-complex="15pt" style:font-weight-complex="normal"/>
    </style:style>
    <style:style style:name="T1" style:family="text">
      <style:text-properties officeooo:rsid="0024afbc"/>
    </style:style>
    <style:style style:name="T2" style:family="text">
      <style:text-properties officeooo:rsid="0025bf51"/>
    </style:style>
    <style:style style:name="T3" style:family="text">
      <style:text-properties officeooo:rsid="00310528"/>
    </style:style>
    <style:style style:name="T4" style:family="text">
      <style:text-properties officeooo:rsid="003244df"/>
    </style:style>
    <style:style style:name="T5" style:family="text">
      <style:text-properties fo:font-weight="bold" style:font-weight-asian="bold" style:font-weight-complex="bold"/>
    </style:style>
    <style:style style:name="T6" style:family="text">
      <style:text-properties fo:font-weight="bold" officeooo:rsid="003244df" style:font-weight-asian="bold" style:font-weight-complex="bold"/>
    </style:style>
    <style:style style:name="T7" style:family="text">
      <style:text-properties fo:font-weight="bold" officeooo:rsid="00310528"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text:span text:style-name="T5">Assignment </text:span><text:span text:style-name="T6">No: </text:span><text:span text:style-name="T7">5</text:span></text:p>
      <text:p text:style-name="P1"><text:span text:style-name="T4">(</text:span>Linux Shell Script<text:span text:style-name="T4">)</text:span> </text:p>
      <text:p text:style-name="P3"/>
      <text:p text:style-name="P3"/>
      <text:p text:style-name="P3"/>
      <text:p text:style-name="P4">1)Write a shell script to display your LOGIN NAME and HOME directory.</text:p>
      <text:p text:style-name="P4"/>
      <text:p text:style-name="P4"><draw:frame draw:style-name="fr1" draw:name="Image1" text:anchor-type="char" svg:x="0.376cm" svg:y="0cm" svg:width="22.939cm" svg:height="4.657cm" draw:z-index="0"><draw:image xlink:href="Pictures/1000000100000363000000B03BE628C9D7F3D1F8.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draw:frame draw:style-name="fr1" draw:name="Image2" text:anchor-type="char" svg:x="0.296cm" svg:y="0.053cm" svg:width="12.356cm" svg:height="3.704cm" draw:z-index="1"><draw:image xlink:href="Pictures/10000001000001D30000008CE04C80DD771B50D7.png" xlink:type="simple" xlink:show="embed" xlink:actuate="onLoad" draw:mime-type="image/png"/></draw:frame></text:p>
      <text:p text:style-name="P4"/>
      <text:p text:style-name="P4"/>
      <text:p text:style-name="P4"/>
      <text:p text:style-name="P4"/>
      <text:p text:style-name="P4"/>
      <text:p text:style-name="P4"/>
      <text:p text:style-name="P4"/>
      <text:p text:style-name="P4">2)Write a shell script to display menu like “1. Date, 2. Cal, 3. Ls, 4. Pwd, 5. Exit” and execute the commands depending on user choice.</text:p>
      <text:p text:style-name="P4"/>
      <text:p text:style-name="P4"/>
      <text:p text:style-name="P4"><draw:frame draw:style-name="fr2" draw:name="Image4" text:anchor-type="char" svg:width="25.7cm" svg:height="15.406cm" draw:z-index="3"><draw:image xlink:href="Pictures/100000010000048E000002BBA00AB77993CA1B64.png" xlink:type="simple" xlink:show="embed" xlink:actuate="onLoad" draw:mime-type="image/png"/></draw:frame></text:p>
      <text:p text:style-name="P4"/>
      <text:p text:style-name="P4"/>
      <text:p text:style-name="P4"/>
      <text:p text:style-name="P4"/>
      <text:p text:style-name="P4"/>
      <text:p text:style-name="P4"/>
      <text:p text:style-name="P4"><text:soft-page-break/></text:p>
      <text:p text:style-name="P4"><draw:frame draw:style-name="fr1" draw:name="Image3" text:anchor-type="char" svg:x="-1.076cm" svg:y="0.132cm" svg:width="27.801cm" svg:height="16.439cm" draw:z-index="2"><draw:image xlink:href="Pictures/1000000100000735000003E7C45514F84B8E5FA9.png" xlink:type="simple" xlink:show="embed" xlink:actuate="onLoad" draw:mime-type="image/png"/></draw:frame></text:p>
      <text:p text:style-name="P4"/>
      <text:p text:style-name="P4"/>
      <text:p text:style-name="P4"/>
      <text:p text:style-name="P4">3)Write a shell script to accept the name from the user and check whether user entered name is file or directory. If name is file display its size and if it is directory display its contents.</text:p>
      <text:p text:style-name="P4"/>
      <text:p text:style-name="P4"><draw:frame draw:style-name="fr1" draw:name="Image6" text:anchor-type="char" svg:x="-0.399cm" svg:y="0.265cm" svg:width="27.7cm" svg:height="10.403cm" draw:z-index="5"><draw:image xlink:href="Pictures/10000001000004BE000001C85CCF709E9E0397CC.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draw:frame draw:style-name="fr1" draw:name="Image5" text:anchor-type="char" svg:x="-0.594cm" svg:y="0.314cm" svg:width="25.7cm" svg:height="4.364cm" draw:z-index="4"><draw:image xlink:href="Pictures/100000010000048E000000C67528FD57AC051682.png" xlink:type="simple" xlink:show="embed" xlink:actuate="onLoad" draw:mime-type="image/png"/></draw:frame><text:soft-page-break/></text:p>
      <text:p text:style-name="P4"/>
      <text:p text:style-name="P4"/>
      <text:p text:style-name="P4"/>
      <text:p text:style-name="P4"/>
      <text:p text:style-name="P5">4)Write a shell script to determine whether a given number is prime or not.</text:p>
      <text:p text:style-name="P5"/>
      <text:p text:style-name="P5"><draw:frame draw:style-name="fr1" draw:name="Image7" text:anchor-type="char" svg:x="0cm" svg:y="0cm" svg:width="25.7cm" svg:height="6.653cm" draw:z-index="6"><draw:image xlink:href="Pictures/100000010000046400000123C84A89032E78AC21.png" xlink:type="simple" xlink:show="embed" xlink:actuate="onLoad" draw:mime-type="image/png"/></draw:frame></text:p>
      <text:p text:style-name="P6"><draw:frame draw:style-name="fr1" draw:name="Image8" text:anchor-type="char" svg:x="0cm" svg:y="0.582cm" svg:width="25.7cm" svg:height="3.154cm" draw:z-index="7"><draw:image xlink:href="Pictures/10000001000004BE00000095E79ED94F41ABA861.png" xlink:type="simple" xlink:show="embed" xlink:actuate="onLoad" draw:mime-type="image/png"/></draw:frame></text:p>
      <text:p text:style-name="P6"/>
      <text:p text:style-name="P6"/>
      <text:p text:style-name="P6">5)Write a Program to find the greatest of three numbers.</text:p>
      <text:p text:style-name="P6"/>
      <text:p text:style-name="P6"><draw:frame draw:style-name="fr2" draw:name="Image10" text:anchor-type="char" svg:width="25.7cm" svg:height="7.172cm" draw:z-index="9"><draw:image xlink:href="Pictures/10000001000004650000013A52536D276C27DD6F.png" xlink:type="simple" xlink:show="embed" xlink:actuate="onLoad" draw:mime-type="image/png"/></draw:frame></text:p>
      <text:p text:style-name="P6"><draw:frame draw:style-name="fr1" draw:name="Image9" text:anchor-type="char" svg:x="-0.106cm" svg:y="0.097cm" svg:width="25.7cm" svg:height="3.27cm" draw:z-index="8"><draw:image xlink:href="Pictures/100000010000048300000093F0ED6BEBCFD26E84.png" xlink:type="simple" xlink:show="embed" xlink:actuate="onLoad" draw:mime-type="image/png"/></draw:frame></text:p>
      <text:p text:style-name="P5"/>
      <text:p text:style-name="P5"/>
      <text:p text:style-name="P5"/>
      <text:p text:style-name="P5"/>
      <text:p text:style-name="P5"/>
      <text:p text:style-name="P5"><text:soft-page-break/></text:p>
      <text:p text:style-name="P6">6)Write a Program to find whether a given year is a leap year or not.</text:p>
      <text:p text:style-name="P6"><draw:frame draw:style-name="fr1" draw:name="Image12" text:anchor-type="char" svg:x="0.018cm" svg:y="0.397cm" svg:width="18.68cm" svg:height="11.086cm" draw:z-index="11"><draw:image xlink:href="Pictures/10000001000002C2000001A398DBDEAB80AD519E.png" xlink:type="simple" xlink:show="embed" xlink:actuate="onLoad" draw:mime-type="image/png"/></draw:frame></text:p>
      <text:p text:style-name="P6"/>
      <text:p text:style-name="P6"/>
      <text:p text:style-name="P7"><draw:frame draw:style-name="fr1" draw:name="Image11" text:anchor-type="char" svg:x="0.071cm" svg:y="10.954cm" svg:width="12.7cm" svg:height="7.144cm" draw:z-index="10"><draw:image xlink:href="Pictures/10000001000001E00000010EDA9486E73988F7DE.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7)Write a Program to find whether a given number is positive or negative.</text:p>
      <text:p text:style-name="P7"><draw:frame draw:style-name="fr1" draw:name="Image13" text:anchor-type="char" svg:x="0.058cm" svg:y="0.423cm" svg:width="18.6cm" svg:height="7.62cm" draw:z-index="12"><draw:image xlink:href="Pictures/10000001000002BF00000120E4D31E810EC1EA71.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14" text:anchor-type="char" svg:x="0.085cm" svg:y="0.445cm" svg:width="18.6cm" svg:height="7.62cm" draw:z-index="13"><draw:image xlink:href="Pictures/10000001000002BF0000012081C187884F81103E.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text:soft-page-break/></text:p>
      <text:p text:style-name="P7"><text:span text:style-name="T1">8)</text:span>Write a program to print the table of a given number.</text:p>
      <text:p text:style-name="P7"><draw:frame draw:style-name="fr1" draw:name="Image15" text:anchor-type="char" svg:x="0.097cm" svg:y="0.265cm" svg:width="20.003cm" svg:height="8.864cm" draw:z-index="14"><draw:image xlink:href="Pictures/10000001000002F40000014FD20F955EAC882131.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16" text:anchor-type="char" svg:x="-0.021cm" svg:y="0.503cm" svg:width="20.228cm" svg:height="7.779cm" draw:z-index="15"><draw:image xlink:href="Pictures/10000001000002C3000001264C37BC3AABFDB6C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9)</text:span>Write a program to find the factorial of given number.</text:p>
      <text:p text:style-name="P7"><draw:frame draw:style-name="fr1" draw:name="Image17" text:anchor-type="char" svg:x="-0.062cm" svg:y="0.45cm" svg:width="18.521cm" svg:height="10.742cm" draw:z-index="16"><draw:image xlink:href="Pictures/10000001000002BC00000196B364E454D62F10FB.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18" text:anchor-type="char" svg:x="-0.168cm" svg:y="0.291cm" svg:width="20.003cm" svg:height="3.069cm" draw:z-index="17"><draw:image xlink:href="Pictures/10000001000002F4000000745CC31340F7E087C6.png" xlink:type="simple" xlink:show="embed" xlink:actuate="onLoad" draw:mime-type="image/png"/></draw:frame></text:p>
      <text:p text:style-name="P7"/>
      <text:p text:style-name="P7"/>
      <text:p text:style-name="P7"/>
      <text:p text:style-name="P7"/>
      <text:p text:style-name="P7"/>
      <text:p text:style-name="P7"/>
      <text:p text:style-name="P7"/>
      <text:p text:style-name="P7"><text:soft-page-break/></text:p>
      <text:p text:style-name="P8">10)Write a program to find given number of terms in the Fibonacci series.</text:p>
      <text:p text:style-name="P8"/>
      <text:p text:style-name="P9"><draw:frame draw:style-name="fr1" draw:name="Image19" text:anchor-type="char" svg:x="-0.035cm" svg:y="0cm" svg:width="19.42cm" svg:height="15.61cm" draw:z-index="18"><draw:image xlink:href="Pictures/10000001000002DE0000024ECBCFABDED2541BEF.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20" text:anchor-type="char" svg:x="0.018cm" svg:y="0cm" svg:width="21.008cm" svg:height="3.545cm" draw:z-index="19"><draw:image xlink:href="Pictures/100000010000031A0000008680269F8DA494D7C6.png" xlink:type="simple" xlink:show="embed" xlink:actuate="onLoad" draw:mime-type="image/png"/></draw:frame></text:p>
      <text:p text:style-name="P9"/>
      <text:p text:style-name="P9"/>
      <text:p text:style-name="P9"/>
      <text:p text:style-name="P9"/>
      <text:p text:style-name="P9"/>
      <text:p text:style-name="P9"/>
      <text:p text:style-name="P9"/>
      <text:p text:style-name="P10">11)Write a program to calculate gross salary if the DA is 40%, HRA is 20% of basic salary.Accept basic salary form user and display gross salary (Result can be floating point value).</text:p>
      <text:p text:style-name="P10"/>
      <text:p text:style-name="P10"><draw:frame draw:style-name="fr1" draw:name="Image21" text:anchor-type="char" svg:x="0.005cm" svg:y="0.37cm" svg:width="18.441cm" svg:height="10.504cm" draw:z-index="20"><draw:image xlink:href="Pictures/10000001000002B90000018DA0C89F15667F59CD.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draw:frame draw:style-name="fr1" draw:name="Image22" text:anchor-type="char" svg:x="-0.736cm" svg:y="0.529cm" svg:width="19.923cm" svg:height="4.471cm" draw:z-index="21"><draw:image xlink:href="Pictures/10000001000002F1000000A93D6C37FC41AA5C8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12)Write a shell script to accept a filename as argument and displays the last modification time if the file exists and a suitable message if it doesn’t exist.</text:p>
      <text:p text:style-name="P10"><draw:frame draw:style-name="fr1" draw:name="Image23" text:anchor-type="char" svg:x="-0.697cm" svg:y="0.529cm" svg:width="18.39cm" svg:height="14.713cm" draw:z-index="22"><draw:image xlink:href="Pictures/100000010000028A00000208BCE29AC4A0A7DA25.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24" text:anchor-type="char" svg:x="-0.709cm" svg:y="0.582cm" svg:width="18.441cm" svg:height="2.037cm" draw:z-index="23"><draw:image xlink:href="Pictures/10000001000002B90000004D0354F3E8B908072A.png" xlink:type="simple" xlink:show="embed" xlink:actuate="onLoad" draw:mime-type="image/png"/></draw:frame></text:p>
      <text:p text:style-name="P10"/>
      <text:p text:style-name="P10"/>
      <text:p text:style-name="P10"/>
      <text:p text:style-name="P10"/>
      <text:p text:style-name="P10"/>
      <text:p text:style-name="P11">13)Write a shell script to display only hidden file of current directory.</text:p>
      <text:p text:style-name="P11"/>
      <text:p text:style-name="P11"><draw:frame draw:style-name="fr1" draw:name="Image25" text:anchor-type="char" svg:x="-0.644cm" svg:y="0.026cm" svg:width="17.198cm" svg:height="8.758cm" draw:z-index="24"><draw:image xlink:href="Pictures/100000010000028A0000014B4B97D6F2F344967B.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26" text:anchor-type="char" svg:x="-0.247cm" svg:y="0.185cm" svg:width="17.198cm" svg:height="8.758cm" draw:z-index="25"><draw:image xlink:href="Pictures/100000010000028A0000014BF24D6DAF93765B1D.png" xlink:type="simple" xlink:show="embed" xlink:actuate="onLoad" draw: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14)Write a shell script to display only executable files of current directory.</text:p>
      <text:p text:style-name="P12"/>
      <text:p text:style-name="P12"><draw:frame draw:style-name="fr1" draw:name="Image27" text:anchor-type="char" svg:x="-0.22cm" svg:y="0.053cm" svg:width="16.563cm" svg:height="4.974cm" draw:z-index="26"><draw:image xlink:href="Pictures/1000000100000272000000BC8D38D741061BDF49.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draw:frame draw:style-name="fr1" draw:name="Image28" text:anchor-type="char" svg:x="-0.168cm" svg:y="0.397cm" svg:width="17.198cm" svg:height="2.09cm" draw:z-index="27"><draw:image xlink:href="Pictures/100000010000028A0000004FE4EDB4F5DBDA9C8B.png" xlink:type="simple" xlink:show="embed" xlink:actuate="onLoad" draw:mime-type="image/png"/></draw:frame></text:p>
      <text:p text:style-name="P12"/>
      <text:p text:style-name="P12"/>
      <text:p text:style-name="P12"/>
      <text:p text:style-name="P12"/>
      <text:p text:style-name="P12"/>
      <text:p text:style-name="P13">15)Accept the two file names from user and append the contents in reverse case of first file into second file.</text:p>
      <text:p text:style-name="P13"/>
      <text:p text:style-name="P13"><draw:frame draw:style-name="fr1" draw:name="Image29" text:anchor-type="char" svg:x="-0.18cm" svg:y="0cm" svg:width="18.177cm" svg:height="15.002cm" draw:z-index="28"><draw:image xlink:href="Pictures/10000001000002AF0000023751B6D858169DF894.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30" text:anchor-type="char" svg:x="-0.009cm" svg:y="0.185cm" svg:width="16.563cm" svg:height="3.36cm" draw:z-index="29"><draw:image xlink:href="Pictures/10000001000002720000007F04796ED9A20E5BC9.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16)Write a shell script to display welcome message to the user along with contents of his home directory. Ensure that shell script will execute automatically when user login to the shell. (Make entry of your shell script into .bashrc file into your home directory).</text:p>
      <text:p text:style-name="P13"/>
      <text:p text:style-name="P13"><draw:frame draw:style-name="fr1" draw:name="Image31" text:anchor-type="char" svg:x="-0.127cm" svg:y="0.053cm" svg:width="18.812cm" svg:height="7.064cm" draw:z-index="30"><draw:image xlink:href="Pictures/10000001000002C70000010BCC7DC0353A478EDC.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32" text:anchor-type="char" svg:x="-0.048cm" svg:y="0.582cm" svg:width="18.812cm" svg:height="17.41cm" draw:z-index="31"><draw:image xlink:href="Pictures/10000001000002C700000292872D4C3076EF74DD.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4">17)Print the following pattern.</text:p>
      <text:p text:style-name="P14">*</text:p>
      <text:p text:style-name="P14">* *</text:p>
      <text:p text:style-name="P14">* * *</text:p>
      <text:p text:style-name="P14">* * * *</text:p>
      <text:p text:style-name="P14">* * * * *</text:p>
      <text:p text:style-name="P14"/>
      <text:p text:style-name="P14"/>
      <text:p text:style-name="P14"><draw:frame draw:style-name="fr1" draw:name="Image33" text:anchor-type="char" svg:x="-0.101cm" svg:y="0cm" svg:width="18.812cm" svg:height="7.064cm" draw:z-index="32"><draw:image xlink:href="Pictures/10000001000002C70000010B44112864368E545F.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34" text:anchor-type="char" svg:x="-0.048cm" svg:y="0.026cm" svg:width="18.812cm" svg:height="3.889cm" draw:z-index="33"><draw:image xlink:href="Pictures/10000001000002C700000093BF381FEE3568CDF4.png" xlink:type="simple" xlink:show="embed" xlink:actuate="onLoad" draw:mime-type="image/png"/></draw:frame></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18:15:47.117693908</meta:creation-date>
    <dc:date>2023-12-22T22:25:09.310912909</dc:date>
    <meta:editing-duration>PT1H4M28S</meta:editing-duration>
    <meta:editing-cycles>14</meta:editing-cycles>
    <meta:generator>LibreOffice/7.3.7.2$Linux_X86_64 LibreOffice_project/30$Build-2</meta:generator>
    <meta:document-statistic meta:table-count="0" meta:image-count="34" meta:object-count="0" meta:page-count="10" meta:paragraph-count="24" meta:word-count="333" meta:character-count="1814" meta:non-whitespace-character-count="1503"/>
  </office:meta>
</office:document-meta>
</file>